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Bitstream Charter', 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333333" style:font-name="Georgia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/CONFIGURATION PTP2</text:p>
      <text:p text:style-name="Standard"/>
      <text:p text:style-name="P2">Documentation:</text:p>
      <text:p text:style-name="Standard"/>
      <text:p text:style-name="Standard">about<text:tab/><text:tab/><text:a xlink:type="simple" xlink:href="http://sourceforge.net/p/ptpd/wiki/Home/">http://sourceforge.net/p/ptpd/wiki/Home/</text:a></text:p>
      <text:p text:style-name="Standard">tutorial<text:tab/><text:tab/><text:a xlink:type="simple" xlink:href="http://www.pkje.net/meander/2009/03/04/using-ntpd-with-ptpd/">http://www.pkje.net/meander/2009/03/04/using-ntpd-with-ptpd/</text:a></text:p>
      <text:p text:style-name="Standard">package<text:tab/><text:a xlink:type="simple" xlink:href="http://sourceforge.net/projects/ptpd/files/">http://sourceforge.net/projects/ptpd/files/</text:a></text:p>
      <text:p text:style-name="Standard">man<text:tab/><text:tab/><text:a xlink:type="simple" xlink:href="http://dev.man-online.org/man8/ptpd/">http://dev.man-online.org/man8/ptpd/</text:a></text:p>
      <text:p text:style-name="Standard"/>
      <text:p text:style-name="P2">SERVER CONFIGURATION</text:p>
      <text:p text:style-name="Standard"/>
      <text:p text:style-name="Standard"># sudo apt-get install ptpd</text:p>
      <text:p text:style-name="Standard"/>
      <text:p text:style-name="Standard">edit /etc/default/ptpd as root</text:p>
      <text:p text:style-name="Standard"/>
      <text:p text:style-name="Standard">add this configuration: </text:p>
      <text:p text:style-name="Standard"/>
      <text:p text:style-name="P3"># /etc/default/ptpd</text:p>
      <text:p text:style-name="P3"/>
      <text:p text:style-name="P3"># Set to "yes" to actually start ptpd automatically</text:p>
      <text:p text:style-name="P3">START_DAEMON=yes</text:p>
      <text:p text:style-name="P3"/>
      <text:p text:style-name="P3"># Add command line options for ptpd</text:p>
      <text:p text:style-name="P3">PTPD_OPTS="-b eth0 -S -t"</text:p>
      <text:p text:style-name="P3"/>
      <text:p text:style-name="P4">restart ptpd</text:p>
      <text:p text:style-name="P4"/>
      <text:p text:style-name="P4"><text:s/># sudo /etc/init.d/ptpd restart </text:p>
      <text:p text:style-name="P4"/>
      <text:p text:style-name="P2">Client configuration on Beaglebone</text:p>
      <text:p text:style-name="P2"/>
      <text:p text:style-name="P4">download package from <text:a xlink:type="simple" xlink:href="http://sourceforge.net/projects/ptpd/files/">http://sourceforge.net/projects/ptpd/files/</text:a></text:p>
      <text:p text:style-name="P3"/>
      <text:p text:style-name="Standard"><text:s/># wget <text:a xlink:type="simple" xlink:href="http://downloads.sourceforge.net/project/ptpd/ptpd/2.2.0/ptpd-2.2.0.tar.gz?r=http%3A%2F%2Fsourceforge.net%2Fprojects%2Fptpd%2F%3Fsource%3Ddlp&amp;ts=1377246236&amp;use_mirror=kent">http://downloads.sourceforge.net/project/ptpd/ptpd/2.2.0/ptpd-2.2.0.tar.gz?r=http%3A%2F%2Fsourceforge.net%2Fprojects%2Fptpd%2F%3Fsource%3Ddlp&amp;ts=1377246236&amp;use_mirror=kent</text:a> </text:p>
      <text:p text:style-name="Standard"/>
      <text:p text:style-name="Standard">extract and compile it</text:p>
      <text:p text:style-name="Standard"/>
      <text:p text:style-name="Standard"># ptpd2.0/src/make</text:p>
      <text:p text:style-name="Standard"/>
      <text:p text:style-name="Standard">run client code</text:p>
      <text:p text:style-name="Standard"/>
      <text:p text:style-name="Standard"># ./ptpd2 -b eth0 -g -y 0 -D -f /var/log/ptpd.log </text:p>
      <text:p text:style-name="Standard"/>
      <text:p text:style-name="Standard">Check log here: <text:span text:style-name="T1">/var/log/ptpd.log.</text:span></text:p>
      <text:p text:style-name="Standard"/>
      <text:p text:style-name="P5">Note:</text:p>
      <text:p text:style-name="Standard">The beaglebone will automatically execute the ptpd2 file at startup so the ptp2.0 folder should be on the same location as the pro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, 'Bitstream Charter', 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</meta:initial-creator>
    <meta:creation-date>2013-08-23T11:48:50</meta:creation-date>
    <dc:date>2013-08-23T18:29:58</dc:date>
    <dc:creator>jonas </dc:creator>
    <meta:editing-duration>PT11M28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1" meta:paragraph-count="27" meta:word-count="112" meta:character-count="1103" meta:non-whitespace-character-count="1009"/>
  </office:meta>
</office:document-meta>
</file>